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Display" svg:font-family="'Noto Sans Display'"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style:font-name="Noto Sans Display"/>
    </style:style>
    <style:style style:name="P2" style:family="paragraph" style:parent-style-name="Heading_20_2">
      <style:text-properties style:font-name="Noto Sans Display"/>
    </style:style>
    <style:style style:name="P3" style:family="paragraph" style:parent-style-name="Preformatted_20_Text">
      <style:text-properties style:font-name="Noto Sans Display"/>
    </style:style>
    <style:style style:name="P4" style:family="paragraph" style:parent-style-name="Preformatted_20_Text">
      <style:text-properties style:font-name="Noto Sans Display" fo:font-size="16pt" fo:font-weight="bold" style:font-name-asian="Noto Sans CJK SC" style:font-size-asian="16pt" style:font-weight-asian="bold" style:font-name-complex="Noto Sans Devanagari1" style:font-size-complex="16pt" style:font-weight-complex="bold"/>
    </style:style>
    <style:style style:name="T1" style:family="text">
      <style:text-properties officeooo:rsid="00022f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ivacy Policy for Drinklytics</text:h>
      <text:p text:style-name="P3">Last update: 30/10/2024</text:p>
      <text:p text:style-name="P3"/>
      <text:h text:style-name="P2" text:outline-level="2">Introduction</text:h>
      <text:p text:style-name="P3">Welcome to Drinklytics! This Privacy Policy explains how we collect, use, and protect your information when you use our mobile application ("App"). Your privacy is important to us, and we are committed to protecting any data we collect. By using Drinklytics, you agree to the terms of this Privacy Policy.</text:p>
      <text:p text:style-name="P3"/>
      <text:h text:style-name="P2" text:outline-level="2">1. Information We Collect</text:h>
      <text:p text:style-name="P3">Anonymous Data: We collect anonymous data related to your interactions with the app, such as app usage statistics and behavioral insights. This data is collected through Mixpanel, an analytics tool, and helps us improve the overall user experience. We do not collect any personal identifying information (such as your name, email, or address).</text:p>
      <text:p text:style-name="P3"/>
      <text:p text:style-name="P3">Device Information: We may collect non-personally identifiable device information such as device type, operating system version, and general interaction with the app. This data is also collected anonymously via Mixpanel and used for product analysis.</text:p>
      <text:p text:style-name="P3"/>
      <text:h text:style-name="P2" text:outline-level="2">2. How We Use Your Information</text:h>
      <text:p text:style-name="P3">We use the collected data to:</text:p>
      <text:p text:style-name="P3"/>
      <text:p text:style-name="P3">Analyze how users interact with the app.</text:p>
      <text:p text:style-name="P3">Improve user experience by understanding behaviors and optimizing app features.</text:p>
      <text:p text:style-name="P3">Maintain and improve the functionality of Drinklytics.</text:p>
      <text:p text:style-name="P3">Note: No personally identifiable information (PII) is collected or stored by Drinklytics.</text:p>
      <text:p text:style-name="P3"/>
      <text:p text:style-name="P4">3. Data Sharing</text:p>
      <text:p text:style-name="P3">We do not share any user data with third parties. All analytics data is anonymous, and we do not store or share any user-specific information.</text:p>
      <text:p text:style-name="P3"/>
      <text:p text:style-name="P4">4. Data Storage and Security</text:p>
      <text:p text:style-name="P3">All data related to your usage of the app is stored locally on your device. We do not store any user data on our servers. As a result, your data remains private and secure within your device.</text:p>
      <text:p text:style-name="P3"/>
      <text:p text:style-name="P4">5. User Rights</text:p>
      <text:p text:style-name="P3">Since we do not collect or store any personal data, there is no user data that you can access, modify, or delete from our systems. You have full control over any data stored on your device, and you can manage the data directly through the app settings.</text:p>
      <text:p text:style-name="P3"/>
      <text:p text:style-name="P4">6. Cookies and Tracking Technologies</text:p>
      <text:p text:style-name="P3">Drinklytics uses Mixpanel to track anonymous usage data. Mixpanel is disabled by default, and users have the option to enable or disable Mixpanel tracking through the app's settings. No other cookies or tracking technologies are used.</text:p>
      <text:p text:style-name="P3"><text:soft-page-break/></text:p>
      <text:p text:style-name="P4">7. Third-Party Services</text:p>
      <text:p text:style-name="P3">We do not use any third-party services that collect or process personal data. Drinklytics operates independently and does not connect with social media platforms, advertising networks, or other third-party data processors.</text:p>
      <text:p text:style-name="P3"/>
      <text:p text:style-name="P4">8. Age Restrictions</text:p>
      <text:p text:style-name="P3">Drinklytics is intended for use by individuals who are of legal drinking age according to the laws of their country or jurisdiction. If you do not meet the legal drinking age in your location, you are not permitted to use this app.</text:p>
      <text:p text:style-name="P3"/>
      <text:p text:style-name="P4">9. International Data Transfers</text:p>
      <text:p text:style-name="P3">We do not transfer any user data across borders, nor do we collect or store any personal data that would require compliance with international regulations like GDPR.</text:p>
      <text:p text:style-name="P3"/>
      <text:p text:style-name="P4">10. Changes to the Privacy Policy</text:p>
      <text:p text:style-name="P3">We may update this Privacy Policy from time to time to reflect any changes in our data practices or relevant laws. When changes are made, we will update <text:span text:style-name="T1">this document</text:span>. We recommend checking this document periodically for any updates.</text:p>
      <text:p text:style-name="P3"/>
      <text:p text:style-name="P4">11. Contact Information</text:p>
      <text:p text:style-name="P3">If you have any questions or concerns about this Privacy Policy or your privacy while using Drinklytics, please contact us at:</text:p>
      <text:p text:style-name="P3"/>
      <text:p text:style-name="P3">Email: tordoni.dario@gmail.com</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Display" svg:font-family="'Noto Sans Display'"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20T23:28:56.213145988</dc:date>
    <meta:editing-duration>PT7M47S</meta:editing-duration>
    <meta:editing-cycles>2</meta:editing-cycles>
    <meta:generator>LibreOffice/7.3.7.2$Linux_X86_64 LibreOffice_project/30$Build-2</meta:generator>
    <meta:document-statistic meta:table-count="0" meta:image-count="0" meta:object-count="0" meta:page-count="2" meta:paragraph-count="32" meta:word-count="540" meta:character-count="3357" meta:non-whitespace-character-count="2849"/>
  </office:meta>
</office:document-meta>
</file>